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ce3" style:family="table-cell" style:parent-style-name="Default" style:data-style-name="N110"/>
    <style:style style:name="ce4" style:family="table-cell" style:parent-style-name="Default" style:data-style-name="N4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gr2" style:family="graphic">
      <style:graphic-properties draw:stroke="none" svg:stroke-width="0cm" svg:stroke-color="#999999" draw:marker-start-width="0.2cm" draw:marker-end-width="0.2cm" draw:fill="none" draw:textarea-horizontal-align="left" draw:textarea-vertical-align="top" fo:padding-top="0cm" fo:padding-bottom="0cm" fo:padding-left="0cm" fo:padding-right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Overall memory footprint for 10 high-traffic front pages" draw:style-name="gr1" draw:text-style-name="P1" svg:width="16.003cm" svg:height="8.996cm" svg:x="19.204cm" svg:y="14.681cm">
            <draw:object draw:notify-on-update-of-ranges="Sheet1.D33:Sheet1.D37 Sheet1.E33:Sheet1.E37 Sheet1.F33:Sheet1.F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Overall memory footprint for 10 high-traffic front pages" draw:style-name="gr2" draw:text-style-name="P1" svg:width="16.002cm" svg:height="10.002cm" svg:x="19.391cm" svg:y="25.474cm">
            <draw:object draw:notify-on-update-of-ranges="Sheet1.D60:Sheet1.D65 Sheet1.E60:Sheet1.E65 Sheet1.F60:Sheet1.F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6cm" svg:height="9cm" svg:x="19.444cm" svg:y="37.212cm">
            <draw:object draw:notify-on-update-of-ranges="Sheet1.D85:Sheet1.D87 Sheet1.E85:Sheet1.E87 Sheet1.F85:Sheet1.F8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ter lists</text:p>
          </table:table-cell>
          <table:table-cell office:value-type="string" calcext:value-type="string">
            <text:p>EasyLi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asyPrivac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boy's Social Block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ware domai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ter Lowe's Ad Serv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 acceptable a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enchmark details:</text:p>
          </table:table-cell>
          <table:table-cell office:value-type="string" calcext:value-type="string">
            <text:p>https://github.com/gorhill/uBlock/wiki/Firefox-version:-benchmarking-memory-footprint-of-the-early-preview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14:.B29])" office:value-type="float" office:value="1223660" calcext:value-type="float">
            <text:p>1223660</text:p>
          </table:table-cell>
          <table:table-cell table:number-columns-repeated="2"/>
          <table:table-cell table:formula="of:=SUM([.E14:.E29])" office:value-type="float" office:value="1104148" calcext:value-type="float">
            <text:p>1104148</text:p>
          </table:table-cell>
          <table:table-cell table:number-columns-repeated="2"/>
          <table:table-cell table:formula="of:=SUM([.H14:.H29])" office:value-type="float" office:value="1113520" calcext:value-type="float">
            <text:p>1113520</text:p>
          </table:table-cell>
          <table:table-cell table:number-columns-repeated="2"/>
          <table:table-cell table:formula="of:=SUM([.K14:.K29])" office:value-type="float" office:value="1439652" calcext:value-type="float">
            <text:p>1439652</text:p>
          </table:table-cell>
          <table:table-cell table:number-columns-repeated="2"/>
          <table:table-cell table:formula="of:=SUM([.N14:.N29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13]" office:value-type="string" office:string-value="No blocker" calcext:value-type="string">
            <text:p>No blocker</text:p>
          </table:table-cell>
          <table:table-cell table:style-name="ce2" table:formula="of:=([.B30])/1000" office:value-type="float" office:value="1223.66" calcext:value-type="float">
            <text:p>1,224</text:p>
          </table:table-cell>
          <table:table-cell table:style-name="ce2" table:formula="of:=[.E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30])/1000" office:value-type="float" office:value="1104.148" calcext:value-type="float">
            <text:p>1,104</text:p>
          </table:table-cell>
          <table:table-cell table:style-name="ce2" table:formula="of:=[.F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30])/1000" office:value-type="float" office:value="1113.52" calcext:value-type="float">
            <text:p>1,114</text:p>
          </table:table-cell>
          <table:table-cell table:style-name="ce2" table:formula="of:=[.F34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30])/1000" office:value-type="float" office:value="1439.652" calcext:value-type="float">
            <text:p>1,440</text:p>
          </table:table-cell>
          <table:table-cell table:style-name="ce2" table:formula="of:=[.F35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30])/1000" office:value-type="float" office:value="1567.424" calcext:value-type="float">
            <text:p>1,567</text:p>
          </table:table-cell>
          <table:table-cell table:style-name="ce2" table:formula="of:=[.F36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irefox 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3" office:value-type="float" office:value="523.07" calcext:value-type="float">
            <text:p>523.1</text:p>
          </table:table-cell>
          <table:table-cell table:style-name="ce2" table:formula="of:=[.E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3" office:value-type="float" office:value="423.13" calcext:value-type="float">
            <text:p>423.1</text:p>
          </table:table-cell>
          <table:table-cell table:style-name="ce2" table:formula="of:=[.F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luhell 2.5.0 **</text:p>
          </table:table-cell>
          <table:table-cell table:style-name="ce3" office:value-type="float" office:value="403.83" calcext:value-type="float">
            <text:p>403.8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E 2.1.8</text:p>
          </table:table-cell>
          <table:table-cell table:style-name="ce3" office:value-type="float" office:value="611.11" calcext:value-type="float">
            <text:p>611.1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Block 2.0</text:p>
          </table:table-cell>
          <table:table-cell table:style-name="ce3" office:value-type="float" office:value="626.88" calcext:value-type="float">
            <text:p>626.9</text:p>
          </table:table-cell>
          <table:table-cell table:style-name="ce2" table:formula="of:=[.F63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2.6.7</text:p>
          </table:table-cell>
          <table:table-cell table:style-name="ce3" office:value-type="float" office:value="611.86" calcext:value-type="float">
            <text:p>611.9</text:p>
          </table:table-cell>
          <table:table-cell table:style-name="ce2" table:formula="of:=[.F64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afari 8.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2" table:formula="of:=1.27*1000" office:value-type="float" office:value="1270" calcext:value-type="float">
            <text:p>1,270</text:p>
          </table:table-cell>
          <table:table-cell table:style-name="ce2" table:formula="of:=[.E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2" table:formula="of:=0.9*1000" office:value-type="float" office:value="900" calcext:value-type="float">
            <text:p>900</text:p>
          </table:table-cell>
          <table:table-cell table:style-name="ce2" table:formula="of:=[.F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1.8.10</text:p>
          </table:table-cell>
          <table:table-cell table:style-name="ce2" table:formula="of:=2.26*1000" office:value-type="float" office:value="2260" calcext:value-type="float">
            <text:p>2,260</text:p>
          </table:table-cell>
          <table:table-cell table:style-name="ce2" table:formula="of:=[.F86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00-00-00</text:date>, <text:time style:data-style-name="N2" text:time-value="08:31:57.595805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5-02-06T08:35:40.142296951</dc:date>
    <dc:creator>Raymond Hill</dc:creator>
    <meta:editing-duration>PT3H24M42S</meta:editing-duration>
    <meta:editing-cycles>22</meta:editing-cycles>
    <meta:generator>LibreOffice/4.2.7.2$Linux_X86_64 LibreOffice_project/420m0$Build-2</meta:generator>
    <meta:document-statistic meta:table-count="1" meta:cell-count="2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aximum="16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0.246cm" svg:y="0.315cm" chart:style-name="ch2">
          <text:p>Overall memory footprint (MB) of 11 high-traffic web pages (Chromium 64-bit)</text:p>
        </chart:title>
        <chart:plot-area chart:style-name="ch3" table:cell-range-address="Sheet1.D33:Sheet1.F37" chart:data-source-has-labels="column" svg:x="0.32cm" svg:y="1.299cm" svg:width="15.364cm" svg:height="7.519cm">
          <chartooo:coordinate-region svg:x="1.312cm" svg:y="1.498cm" svg:width="14.372cm" svg:height="6.673cm"/>
          <chart:axis chart:dimension="x" chart:name="primary-x" chart:style-name="ch4" chartooo:axis-type="auto">
            <chartooo:date-scale/>
            <chart:categories table:cell-range-address="Sheet1.D33:Sheet1.D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33:Sheet1.E37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33:Sheet1.F3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33:Sheet1.D37</svg:desc>
                </draw:g>
              </table:table-cell>
              <table:table-cell office:value-type="float" office:value="1223.66">
                <text:p>1223.66</text:p>
                <draw:g>
                  <svg:desc>Sheet1.E33:Sheet1.E37</svg:desc>
                </draw:g>
              </table:table-cell>
              <table:table-cell office:value-type="float" office:value="1223.66">
                <text:p>1223.66</text:p>
                <draw:g>
                  <svg:desc>Sheet1.F33:Sheet1.F37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minimum="0" chart:maximum="65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stroke="dash" draw:stroke-dash="Fine_20_Dashed" draw:fill="none" draw:fill-gradient-name="Tango_5f_5f_5f_5f_5f_5f_5f_20_5f_5f_5f_5f_5f_5f_5f_Green" draw:opacity-name="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10.003cm" xlink:href=".." xlink:type="simple" chart:class="chart:bar" chart:style-name="ch1">
        <chart:title svg:x="0.627cm" svg:y="0.339cm" chart:style-name="ch2">
          <text:p>"Explicit Allocations" (MB) for 11 high-traffic web pages (Firefox 35 64-bit)</text:p>
        </chart:title>
        <chart:plot-area chart:style-name="ch3" table:cell-range-address="Sheet1.D60:Sheet1.F65" chart:data-source-has-labels="column" svg:x="0.32cm" svg:y="1.341cm" svg:width="15.363cm" svg:height="7.481cm">
          <chartooo:coordinate-region svg:x="1.127cm" svg:y="1.341cm" svg:width="14.556cm" svg:height="6.861cm"/>
          <chart:axis chart:dimension="x" chart:name="primary-x" chart:style-name="ch4" chartooo:axis-type="auto">
            <chartooo:date-scale/>
            <chart:title svg:x="0.244cm" svg:y="9.022cm" chart:style-name="ch5">
              <text:p>** Bluhell uses only a subset of filters from EasyList -- its blocking power is a fraction of that of other blockers</text:p>
            </chart:title>
            <chart:categories table:cell-range-address="Sheet1.D60:Sheet1.D6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E60:Sheet1.E65" chart:class="chart:bar">
            <chart:data-point chart:style-name="ch10"/>
            <chart:data-point/>
            <chart:data-point chart:style-name="ch11"/>
            <chart:data-point chart:repeated="3"/>
          </chart:series>
          <chart:series chart:attached-axis="primary-y" chart:style-name="ch12" chart:values-cell-range-address="Sheet1.F60:Sheet1.F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60:Sheet1.D65</svg:desc>
                </draw:g>
              </table:table-cell>
              <table:table-cell office:value-type="float" office:value="523.07">
                <text:p>523.07</text:p>
                <draw:g>
                  <svg:desc>Sheet1.E60:Sheet1.E65</svg:desc>
                </draw:g>
              </table:table-cell>
              <table:table-cell office:value-type="float" office:value="523.07">
                <text:p>523.07</text:p>
                <draw:g>
                  <svg:desc>Sheet1.F60:Sheet1.F65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423.13">
                <text:p>423.1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Bluhell 2.5.0 **</text:p>
              </table:table-cell>
              <table:table-cell office:value-type="float" office:value="403.83">
                <text:p>403.8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E 2.1.8</text:p>
              </table:table-cell>
              <table:table-cell office:value-type="float" office:value="611.11">
                <text:p>611.11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dBlock 2.0</text:p>
              </table:table-cell>
              <table:table-cell office:value-type="float" office:value="626.88">
                <text:p>626.88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P 2.6.7</text:p>
              </table:table-cell>
              <table:table-cell office:value-type="float" office:value="611.86">
                <text:p>611.86</text:p>
              </table:table-cell>
              <table:table-cell office:value-type="float" office:value="523.07">
                <text:p>523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4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stroke-dash="Fine_20_Dashed" draw:fill-gradient-name="Tang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Green" draw:opacity-name=""/>
    </style:style>
    <style:style style:name="ch11" style:family="chart" style:data-style-name="N3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0.629cm" svg:y="0.308cm" chart:style-name="ch2">
          <text:p>Overall memory footprint (MB) of 11 high-traffic web pages (Safari 8.0)</text:p>
        </chart:title>
        <chart:plot-area chart:style-name="ch3" table:cell-range-address="Sheet1.D85:Sheet1.F87" chart:data-source-has-labels="column" svg:x="0.32cm" svg:y="1.301cm" svg:width="15.361cm" svg:height="7.52cm">
          <chartooo:coordinate-region svg:x="1.312cm" svg:y="1.301cm" svg:width="14.369cm" svg:height="6.9cm"/>
          <chart:axis chart:dimension="x" chart:name="primary-x" chart:style-name="ch4" chartooo:axis-type="auto">
            <chartooo:date-scale/>
            <chart:categories table:cell-range-address="Sheet1.D85:Sheet1.D8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85:Sheet1.E87" chart:class="chart:bar">
            <chart:data-point chart:style-name="ch9"/>
            <chart:data-point/>
            <chart:data-point chart:style-name="ch10"/>
          </chart:series>
          <chart:series chart:attached-axis="primary-y" chart:style-name="ch11" chart:values-cell-range-address="Sheet1.F85:Sheet1.F8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85:Sheet1.D87</svg:desc>
                </draw:g>
              </table:table-cell>
              <table:table-cell office:value-type="float" office:value="1270">
                <text:p>1270</text:p>
                <draw:g>
                  <svg:desc>Sheet1.E85:Sheet1.E87</svg:desc>
                </draw:g>
              </table:table-cell>
              <table:table-cell office:value-type="float" office:value="1270">
                <text:p>1270</text:p>
                <draw:g>
                  <svg:desc>Sheet1.F85:Sheet1.F87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900">
                <text:p>90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ABP 1.8.10</text:p>
              </table:table-cell>
              <table:table-cell office:value-type="float" office:value="2260">
                <text:p>2260</text:p>
              </table:table-cell>
              <table:table-cell office:value-type="float" office:value="1270">
                <text:p>12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